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5a95" officeooo:paragraph-rsid="001c5a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5a95" officeooo:paragraph-rsid="001c5a9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c50f" officeooo:paragraph-rsid="001cc50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c50f" officeooo:paragraph-rsid="001ee55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5a95" officeooo:paragraph-rsid="001c5a9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c50f" officeooo:paragraph-rsid="001cc50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d199" officeooo:paragraph-rsid="001fd19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fd199" officeooo:paragraph-rsid="0020408e" style:font-weight-asian="normal" style:font-weight-complex="normal"/>
    </style:style>
    <style:style style:name="T1" style:family="text">
      <style:text-properties officeooo:rsid="001ee55d"/>
    </style:style>
    <style:style style:name="T2" style:family="text">
      <style:text-properties officeooo:rsid="001f7938"/>
    </style:style>
    <style:style style:name="T3" style:family="text">
      <style:text-properties officeooo:rsid="0020408e"/>
    </style:style>
    <style:style style:name="T4" style:family="text">
      <style:text-properties officeooo:rsid="00220f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erimientos no funcionales.</text:p>
      <text:p text:style-name="P2"/>
      <text:p text:style-name="P2"/>
      <text:p text:style-name="P7"><text:tab/>La empresa requiere de equipo de cómputo con las especificaciones necesarias para ejecutar los paquetes de software requeridos para el sistema. El sistema se ejecutará y alojará en un equipo local de la empresa. Esta, sin embargo, no requiere de hardware de ultima generación para dar una respuesta ágil a las funciones de la aplicación. Por otro lado, es necesario contar con almacenamiento suficiente para gestionar los archivos y datos correspondientes al sistema de bases de datos.</text:p>
      <text:p text:style-name="P7"/>
      <text:p text:style-name="P7"><text:tab/>Además, es importante contar con equipo para imprimir documentos que serán presentados al cliente en caso de que él lo requiera, o bien, para uso propio de la empresa. </text:p>
      <text:p text:style-name="P7"/>
      <text:p text:style-name="P8"><text:tab/>En cuanto a software, se necesita cualquier visualizador de documentos PDF, un gestor de bases de datos (preferiblemente MySQL) y las <text:span text:style-name="T4">librerías</text:span> de entorno de <text:span text:style-name="T4">ejecución</text:span> (Runtime libraries) <text:span text:style-name="T3">para poder correr la aplicación en el equipo local. </text:span></text:p>
      <text:p text:style-name="P2"/>
      <text:p text:style-name="P2"><text:tab/><text:span text:style-name="T3">Finalmente, se recomienda contratar servicios de terceros para respaldar datos. Esto consiste en hacer uso de sistemas de replican y respaldo en caso de que se den fallas por factores externos (apagones, tormentas eléctricas, desastres naturales, etc) para aumentar la tolerancia a fallos contando con un servidor de datos remo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3:21:13.412704017</meta:creation-date>
    <dc:date>2016-09-05T17:39:12.337745632</dc:date>
    <meta:editing-duration>PT13M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196" meta:character-count="1257" meta:non-whitespace-character-count="1060"/>
  </office:meta>
</office:document-meta>
</file>